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1900000012C3198068D.gif" manifest:media-type=""/>
  <manifest:file-entry manifest:full-path="Pictures/10000200000001900000012CCDA9AA0B.gif" manifest:media-type=""/>
  <manifest:file-entry manifest:full-path="Pictures/10000200000001900000012CF46DD338.gif" manifest:media-type=""/>
  <manifest:file-entry manifest:full-path="Pictures/10000200000001900000012CDFF485BA.gif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04cm" svg:height="7.048cm" svg:x="1.086cm" svg:y="1.064cm">
          <draw:image xlink:href="Pictures/10000200000001900000012CDFF485BA.gif" xlink:type="simple" xlink:show="embed" xlink:actuate="onLoad">
            <text:p/>
          </draw:image>
        </draw:frame>
        <draw:frame draw:style-name="gr1" draw:text-style-name="P1" draw:layer="layout" svg:width="9.398cm" svg:height="7.112cm" svg:x="11.16cm" svg:y="1.254cm">
          <draw:image xlink:href="Pictures/10000200000001900000012CF46DD338.gif" xlink:type="simple" xlink:show="embed" xlink:actuate="onLoad">
            <text:p/>
          </draw:image>
        </draw:frame>
        <draw:frame draw:style-name="gr1" draw:text-style-name="P1" draw:layer="layout" svg:width="8.55cm" svg:height="6.858cm" svg:x="1.086cm" svg:y="9.636cm">
          <draw:image xlink:href="Pictures/10000200000001900000012C3198068D.gif" xlink:type="simple" xlink:show="embed" xlink:actuate="onLoad">
            <text:p/>
          </draw:image>
        </draw:frame>
        <draw:frame draw:style-name="gr1" draw:text-style-name="P1" draw:layer="layout" svg:width="9.09cm" svg:height="6.731cm" svg:x="11.414cm" svg:y="9.763cm">
          <draw:image xlink:href="Pictures/10000200000001900000012CCDA9AA0B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1T00:19:33</meta:creation-date>
    <dc:date>2013-04-11T00:23:47</dc:date>
    <meta:editing-duration>P0D</meta:editing-duration>
    <meta:editing-cycles>1</meta:editing-cycles>
    <meta:document-statistic meta:object-count="4"/>
    <meta:generator>LibreOffice/3.6$Linux_X86_64 LibreOffice_project/360m1$Build-2</meta:generator>
  </office:meta>
</office:document-meta>
</file>